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5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428cm"/>
    </style:style>
    <style:style style:name="gr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961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0" style:family="graphic" style:parent-style-name="standard">
      <style:graphic-properties svg:stroke-color="#ff950e"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2" style:family="graphic" style:parent-style-name="objectwithoutfill">
      <style:graphic-properties svg:stroke-color="#3333ff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5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123cm"/>
    </style:style>
    <style:style style:name="gr18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1.729cm" fo:min-width="2.6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20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1.423cm" fo:min-width="3.566cm" fo:padding-top="0.175cm" fo:padding-bottom="0.175cm" fo:padding-left="0.3cm" fo:padding-right="0.3cm"/>
    </style:style>
    <style:style style:name="gr2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808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80" fo:font-size="11pt" style:font-size-asian="11pt" style:font-size-complex="11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80" fo:font-size="11pt" style:font-size-asian="11pt" style:font-size-complex="11pt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302cm" svg:x="11.922cm" svg:y="4.048cm">
          <text:p text:style-name="P1">Kicker <text:line-break/>Sequence Module </text:p>
          <text:p text:style-name="P1">(KSM)</text:p>
          <text:p text:style-name="P1">[Edev Group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7cm" svg:y1="1.254cm" svg:x2="6.207cm" svg:y2="3.286cm">
          <text:p/>
        </draw:line>
        <draw:frame draw:style-name="gr3" draw:text-style-name="P2" draw:layer="layout" svg:width="3.395cm" svg:height="1.199cm" svg:x="3.032cm" svg:y="1.508cm">
          <draw:text-box>
            <text:p><text:span text:style-name="T1">46MHz signal</text:span><text:span text:style-name="T1"><text:line-break/></text:span><text:span text:style-name="T1">from 1VM4 </text:span></text:p>
          </draw:text-box>
        </draw:frame>
        <draw:line draw:style-name="gr2" draw:text-style-name="P1" draw:layer="layout" svg:x1="14.335cm" svg:y1="1.381cm" svg:x2="14.335cm" svg:y2="4.175cm">
          <text:p/>
        </draw:line>
        <draw:frame draw:style-name="gr4" draw:text-style-name="P2" draw:layer="layout" svg:width="3.677cm" svg:height="1.661cm" draw:transform="rotate (1.5707963267946) translate (12.42cm 4.042cm)">
          <draw:text-box>
            <text:p><text:span text:style-name="T1">Signal from </text:span><text:span text:style-name="T1"><text:line-break/></text:span><text:span text:style-name="T1">cyclotron </text:span><text:span text:style-name="T1"><text:line-break/></text:span><text:span text:style-name="T1">blanking pulser</text:span></text:p>
          </draw:text-box>
        </draw:frame>
        <draw:line draw:style-name="gr5" draw:text-style-name="P1" draw:layer="layout" svg:x1="12.557cm" svg:y1="10.271cm" svg:x2="12.557cm" svg:y2="7.35cm">
          <text:p/>
        </draw:line>
        <draw:frame draw:style-name="gr6" draw:text-style-name="P3" draw:layer="layout" svg:width="2.928cm" svg:height="1.115cm" draw:transform="rotate (1.58807508638934) translate (12.862cm 10.17cm)">
          <draw:text-box>
            <text:p><text:span text:style-name="T2">Kicker time </text:span></text:p>
            <text:p><text:span text:style-name="T2">Offset control </text:span></text:p>
          </draw:text-box>
        </draw:frame>
        <draw:line draw:style-name="gr5" draw:text-style-name="P1" draw:layer="layout" svg:x1="7.223cm" svg:y1="10.271cm" svg:x2="7.223cm" svg:y2="6.588cm">
          <text:p/>
        </draw:line>
        <draw:frame draw:style-name="gr7" draw:text-style-name="P3" draw:layer="layout" svg:width="3.461cm" svg:height="1.115cm" draw:transform="rotate (1.58807508638934) translate (7.378cm 10.449cm)">
          <draw:text-box>
            <text:p><text:span text:style-name="T2">Notch cleaniness</text:span><text:span text:style-name="T2"><text:line-break/></text:span><text:span text:style-name="T2">control </text:span></text:p>
          </draw:text-box>
        </draw:frame>
        <draw:line draw:style-name="gr8" draw:text-style-name="P1" draw:layer="layout" svg:x1="18.145cm" svg:y1="5.572cm" svg:x2="22.59cm" svg:y2="5.572cm">
          <text:p/>
        </draw:line>
        <draw:frame draw:style-name="gr9" draw:text-style-name="P2" draw:layer="layout" svg:width="4.699cm" svg:height="2.147cm" svg:x="19.796cm" svg:y="5.77cm">
          <draw:text-box>
            <text:p><text:span text:style-name="T3">Magnet ramp</text:span></text:p>
            <text:p><text:span text:style-name="T3">up/down </text:span><text:span text:style-name="T3"><text:line-break/></text:span><text:span text:style-name="T3">signal </text:span></text:p>
            <text:p><text:span text:style-name="T3">(optical)</text:span><text:span text:style-name="T1"> </text:span></text:p>
          </draw:text-box>
        </draw:frame>
        <draw:custom-shape draw:style-name="gr10" draw:text-style-name="P1" draw:layer="layout" svg:width="4.324cm" svg:height="3.556cm" svg:x="22.59cm" svg:y="4.556cm">
          <text:p text:style-name="P1">Kicker Power</text:p>
          <text:p text:style-name="P1">Supply<text:line-break/>(Danfysik)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699cm" svg:height="1.8cm" svg:x="18.78cm" svg:y="8.725cm">
          <draw:text-box>
            <text:p><text:span text:style-name="T3">Kicker settings</text:span><text:span text:style-name="T3"><text:line-break/></text:span><text:span text:style-name="T3">and status</text:span></text:p>
            <text:p><text:span text:style-name="T3">(ethernet/SCPI)</text:span></text:p>
          </draw:text-box>
        </draw:frame>
        <draw:line draw:style-name="gr12" draw:text-style-name="P1" draw:layer="layout" svg:x1="21.574cm" svg:y1="11.033cm" svg:x2="23.606cm" svg:y2="8.239cm">
          <text:p/>
        </draw:line>
        <draw:line draw:style-name="gr2" draw:text-style-name="P1" draw:layer="layout" svg:x1="19.402cm" svg:y1="1.737cm" svg:x2="24.114cm" svg:y2="1.706cm">
          <text:p/>
        </draw:line>
        <draw:frame draw:style-name="gr3" draw:text-style-name="P2" draw:layer="layout" svg:width="4.699cm" svg:height="1.199cm" svg:x="19.161cm" svg:y="1.643cm">
          <draw:text-box>
            <text:p><text:span text:style-name="T1">Enable interlock from </text:span><text:span text:style-name="T1"><text:line-break/></text:span><text:span text:style-name="T1">UCN source</text:span></text:p>
          </draw:text-box>
        </draw:frame>
        <draw:line draw:style-name="gr2" draw:text-style-name="P1" draw:layer="layout" svg:x1="17.002cm" svg:y1="3.921cm" svg:x2="17.002cm" svg:y2="1.508cm">
          <text:p/>
        </draw:line>
        <draw:frame draw:style-name="gr13" draw:text-style-name="P2" draw:layer="layout" svg:width="3.733cm" svg:height="1.673cm" draw:transform="rotate (1.5707963267946) translate (15.478cm 4.225cm)">
          <draw:text-box>
            <text:p><text:span text:style-name="T1">Kicker sequence</text:span><text:span text:style-name="T1"><text:line-break/></text:span><text:span text:style-name="T1">to UCN group</text:span></text:p>
          </draw:text-box>
        </draw:frame>
        <draw:line draw:style-name="gr2" draw:text-style-name="P1" draw:layer="layout" svg:x1="19.322cm" svg:y1="2.778cm" svg:x2="24.114cm" svg:y2="2.722cm">
          <text:p/>
        </draw:line>
        <draw:frame draw:style-name="gr3" draw:text-style-name="P2" draw:layer="layout" svg:width="4.919cm" svg:height="1.199cm" svg:x="19.195cm" svg:y="2.722cm">
          <draw:text-box>
            <text:p><text:span text:style-name="T1">Enable interlock from </text:span><text:span text:style-name="T1"><text:line-break/></text:span><text:span text:style-name="T1">beamline protection</text:span></text:p>
          </draw:text-box>
        </draw:frame>
        <draw:line draw:style-name="gr5" draw:text-style-name="P1" draw:layer="layout" svg:x1="15.004cm" svg:y1="10.271cm" svg:x2="15.004cm" svg:y2="7.35cm">
          <text:p/>
        </draw:line>
        <draw:frame draw:style-name="gr14" draw:text-style-name="P3" draw:layer="layout" svg:width="3.025cm" svg:height="0.683cm" draw:transform="rotate (1.58807508638934) translate (14.956cm 10.251cm)">
          <draw:text-box>
            <text:p><text:span text:style-name="T2">Kick sequence</text:span></text:p>
          </draw:text-box>
        </draw:frame>
        <draw:line draw:style-name="gr8" draw:text-style-name="P1" draw:layer="layout" svg:x1="25.13cm" svg:y1="2.595cm" svg:x2="26.4cm" svg:y2="4.556cm">
          <text:p/>
        </draw:line>
        <draw:frame draw:style-name="gr15" draw:text-style-name="P2" draw:layer="layout" svg:width="4.572cm" svg:height="0.721cm" svg:x="25.384cm" svg:y="2.692cm">
          <draw:text-box>
            <text:p><text:span text:style-name="T3">Interlocks</text:span></text:p>
          </draw:text-box>
        </draw:frame>
        <draw:custom-shape draw:style-name="gr16" draw:text-style-name="P1" draw:layer="layout" svg:width="2.032cm" svg:height="0.889cm" draw:transform="rotate (-1.57079632679579) translate (25.13cm 1.452cm)">
          <text:p/>
          <draw:enhanced-geometry svg:viewBox="0 0 21600 21600" draw:glue-points="?f0 0 ?f1 10800 0 21600 10800 21600 21600 21600 ?f7 10800" draw:text-areas="?f1 10800 ?f2 18000 ?f3 7200 ?f4 21600" draw:type="isosceles-triangle" draw:modifiers="12134.06766325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6.147cm" svg:y1="10.271cm" svg:x2="16.147cm" svg:y2="7.35cm">
          <text:p/>
        </draw:line>
        <draw:frame draw:style-name="gr17" draw:text-style-name="P3" draw:layer="layout" svg:width="2.623cm" svg:height="0.683cm" draw:transform="rotate (1.58807508638934) translate (16.192cm 10.111cm)">
          <draw:text-box>
            <text:p><text:span text:style-name="T2">Kick fraction</text:span></text:p>
          </draw:text-box>
        </draw:frame>
        <draw:frame draw:style-name="gr18" draw:text-style-name="P3" draw:layer="layout" svg:width="3.177cm" svg:height="1.979cm" draw:transform="rotate (1.58807508638934) translate (4.484cm 10.017cm)">
          <draw:text-box>
            <text:p><text:span text:style-name="T2">Digitized 1VM4</text:span><text:span text:style-name="T2"><text:line-break/></text:span><text:span text:style-name="T2">measurements </text:span></text:p>
            <text:p><text:span text:style-name="T2">and 1VM4</text:span><text:span text:style-name="T2"><text:line-break/></text:span><text:span text:style-name="T2">'cleaniness'</text:span></text:p>
          </draw:text-box>
        </draw:frame>
        <draw:line draw:style-name="gr5" draw:text-style-name="P1" draw:layer="layout" svg:x1="4.683cm" svg:y1="10.271cm" svg:x2="4.163cm" svg:y2="6.692cm">
          <text:p/>
        </draw:line>
        <draw:custom-shape draw:style-name="gr1" draw:text-style-name="P1" draw:layer="layout" svg:width="5.594cm" svg:height="3.302cm" svg:x="2.137cm" svg:y="3.286cm">
          <text:p text:style-name="P1">Kicker <text:line-break/>Timing Module </text:p>
          <text:p text:style-name="P1">(KTM)</text:p>
          <text:p text:style-name="P1">[SciTech Dept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127cm" svg:y1="12.303cm" svg:x2="2.905cm" svg:y2="12.303cm">
          <text:p/>
        </draw:line>
        <draw:line draw:style-name="gr5" draw:text-style-name="P1" draw:layer="layout" svg:x1="1.127cm" svg:y1="13.319cm" svg:x2="2.905cm" svg:y2="13.319cm">
          <text:p/>
        </draw:line>
        <draw:frame draw:style-name="gr15" draw:text-style-name="P2" draw:layer="layout" svg:width="3.395cm" svg:height="0.721cm" svg:x="1.796cm" svg:y="12.471cm">
          <draw:text-box>
            <text:p><text:span text:style-name="T1">Signal lines</text:span></text:p>
          </draw:text-box>
        </draw:frame>
        <draw:frame draw:style-name="gr19" draw:text-style-name="P2" draw:layer="layout" svg:width="3.395cm" svg:height="0.818cm" svg:x="2.05cm" svg:y="13.446cm">
          <draw:text-box>
            <text:p><text:span text:style-name="T1">Control lines</text:span></text:p>
          </draw:text-box>
        </draw:frame>
        <draw:frame draw:style-name="gr20" draw:text-style-name="P4" draw:layer="layout" svg:width="4.166cm" svg:height="1.773cm" svg:x="7.731cm" svg:y="1.232cm">
          <draw:text-box>
            <text:p><text:span text:style-name="T4">UCN kicker </text:span></text:p>
            <text:p><text:span text:style-name="T4">control</text:span></text:p>
          </draw:text-box>
        </draw:frame>
        <draw:line draw:style-name="gr2" draw:text-style-name="P1" draw:layer="layout" svg:x1="7.731cm" svg:y1="4.429cm" svg:x2="11.922cm" svg:y2="4.429cm">
          <text:p/>
        </draw:line>
        <draw:frame draw:style-name="gr3" draw:text-style-name="P2" draw:layer="layout" svg:width="3.937cm" svg:height="1.199cm" svg:x="7.858cm" svg:y="3.159cm">
          <draw:text-box>
            <text:p><text:span text:style-name="T1">Notch cleaniness</text:span><text:span text:style-name="T1"><text:line-break/></text:span><text:span text:style-name="T1">kick inhibit <text:s/></text:span></text:p>
          </draw:text-box>
        </draw:frame>
        <draw:line draw:style-name="gr2" draw:text-style-name="P1" draw:layer="layout" svg:x1="11.795cm" svg:y1="6.461cm" svg:x2="7.731cm" svg:y2="6.461cm">
          <text:p/>
        </draw:line>
        <draw:frame draw:style-name="gr3" draw:text-style-name="P2" draw:layer="layout" svg:width="3.937cm" svg:height="1.199cm" svg:x="7.858cm" svg:y="5.191cm">
          <draw:text-box>
            <text:p><text:span text:style-name="T1">kick timing</text:span></text:p>
            <text:p><text:span text:style-name="T1">signal <text:s/></text:span></text:p>
          </draw:text-box>
        </draw:frame>
        <draw:custom-shape draw:style-name="gr21" draw:text-style-name="P5" draw:layer="layout" svg:width="3.937cm" svg:height="2.413cm" svg:x="18.018cm" svg:y="11.033cm">
          <text:p text:style-name="P1"><text:span text:style-name="T5">Power Supply</text:span></text:p>
          <text:p text:style-name="P1"><text:span text:style-name="T5">EPICS control </text:span></text:p>
          <text:p text:style-name="P1"><text:span text:style-name="T5">system</text:span></text:p>
          <text:p text:style-name="P1"><text:span text:style-name="T5">[Control Group]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588cm" svg:height="3.302cm" svg:x="11.668cm" svg:y="10.271cm">
          <text:p text:style-name="P1">KSM <text:line-break/>EPICS control </text:p>
          <text:p text:style-name="P1">system</text:p>
          <text:p text:style-name="P1">[Control Group]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461cm" svg:height="3.302cm" svg:x="4.429cm" svg:y="10.398cm">
          <text:p text:style-name="P1">KTM<text:line-break/>EPICS control <text:line-break/>system</text:p>
          <text:p text:style-name="P1">[Control Group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3.302cm" svg:x="11.922cm" svg:y="4.048cm">
          <text:p text:style-name="P1">Kicker <text:line-break/>Sequence Module </text:p>
          <text:p text:style-name="P1">(KSM)</text:p>
          <text:p text:style-name="P1">[SciTech Dept]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572cm" svg:height="1.905cm" svg:x="23.098cm" svg:y="11.033cm">
          <text:p text:style-name="P1">Monitor Voltage<text:line-break/>measur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876cm" svg:y1="8.239cm" svg:x2="24.876cm" svg:y2="11.033cm">
          <text:p/>
        </draw:line>
        <draw:frame draw:style-name="gr4" draw:text-style-name="P2" draw:layer="layout" svg:width="3.395cm" svg:height="1.661cm" svg:x="24.876cm" svg:y="9.372cm">
          <draw:text-box>
            <text:p><text:span text:style-name="T1">Power Supply</text:span><text:span text:style-name="T1"><text:line-break/></text:span><text:span text:style-name="T1">Monitor Voltages</text:span></text:p>
          </draw:text-box>
        </draw:frame>
        <draw:rect draw:style-name="gr23" draw:text-style-name="P1" draw:layer="layout" svg:width="4.699cm" svg:height="1.905cm" svg:x="22.082cm" svg:y="14.081cm">
          <text:p text:style-name="P1">Central Safety<text:line-break/>System (CSS)</text:p>
        </draw:rect>
        <draw:line draw:style-name="gr12" draw:text-style-name="P1" draw:layer="layout" svg:x1="21.955cm" svg:y1="13.446cm" svg:x2="24.622cm" svg:y2="14.0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7.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5-12-21T11:02:40.178626618</meta:creation-date>
    <dc:date>2016-05-19T16:47:58</dc:date>
    <dc:creator>Thomas Lindner</dc:creator>
    <meta:editing-duration>PT18H46M45S</meta:editing-duration>
    <meta:editing-cycles>35</meta:editing-cycles>
    <meta:generator>OpenOffice/4.1.1$Unix OpenOffice.org_project/411m6$Build-9775</meta:generator>
    <meta:document-statistic meta:object-count="48"/>
  </office:meta>
</office:document-meta>
</file>